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rsid="000a3235" officeooo:paragraph-rsid="000a3235"/>
    </style:style>
    <style:style style:name="P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rsid="000a3235" officeooo:paragraph-rsid="000bc0c7"/>
    </style:style>
    <style:style style:name="P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rsid="0008f127" officeooo:paragraph-rsid="0008f127"/>
    </style:style>
    <style:style style:name="P4" style:family="paragraph" style:parent-style-name="Standard">
      <style:paragraph-properties fo:margin-left="0.4925in" fo:margin-right="0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rsid="000aa8c8" officeooo:paragraph-rsid="000aa8c8"/>
    </style:style>
    <style:style style:name="P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rsid="000aa8c8" officeooo:paragraph-rsid="000bc0c7"/>
    </style:style>
    <style:style style:name="P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rsid="000bc0c7" officeooo:paragraph-rsid="000bc0c7"/>
    </style:style>
    <style:style style:name="P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rsid="000bc0c7" officeooo:paragraph-rsid="000d147d"/>
    </style:style>
    <style:style style:name="T1" style:family="text">
      <style:text-properties officeooo:rsid="0008f127"/>
    </style:style>
    <style:style style:name="T2" style:family="text">
      <style:text-properties officeooo:rsid="000a3235"/>
    </style:style>
    <style:style style:name="T3" style:family="text">
      <style:text-properties officeooo:rsid="000aa8c8"/>
    </style:style>
    <style:style style:name="T4" style:family="text">
      <style:text-properties officeooo:rsid="000bc0c7"/>
    </style:style>
    <style:style style:name="T5" style:family="text">
      <style:text-properties officeooo:rsid="000d14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Данная база данных предназначена для создания структуры хранения и обработки данных, необходимых при работе каршеринга Яндекс.Драйв. </text:p>
      <text:p text:style-name="P4"/>
      <text:p text:style-name="P4">В базе данных реализованы следующие сущности:</text:p>
      <text:p text:style-name="P4">- Пользователи <text:span text:style-name="T2">(users)</text:span></text:p>
      <text:p text:style-name="P4">- Профили <text:span text:style-name="T2">(profiles)</text:span></text:p>
      <text:p text:style-name="P4">- Категории автомобилей <text:span text:style-name="T2">(car_category)</text:span></text:p>
      <text:p text:style-name="P4">- Модели автомобилей <text:span text:style-name="T2">(car_models)</text:span></text:p>
      <text:p text:style-name="P4">- <text:span text:style-name="T1">Автомобили (cars)</text:span></text:p>
      <text:p text:style-name="P4">- Поездки <text:span text:style-name="T2">(trips)</text:span></text:p>
      <text:p text:style-name="P4">- Типы тарифов <text:span text:style-name="T2">(tariff_types)</text:span></text:p>
      <text:p text:style-name="P4">- Тарифы <text:span text:style-name="T2">(tariffs)</text:span></text:p>
      <text:p text:style-name="P4">- Маршруты <text:span text:style-name="T2">(routes)</text:span></text:p>
      <text:p text:style-name="P4">- Чеки <text:span text:style-name="T2">(receipts)</text:span></text:p>
      <text:p text:style-name="P4">- Типы медиафайлов <text:span text:style-name="T2">(media_types)</text:span></text:p>
      <text:p text:style-name="P4">- Медиафайлы <text:span text:style-name="T2">(media)</text:span></text:p>
      <text:p text:style-name="P4">- Осмотры <text:span text:style-name="T2">(inspections)</text:span></text:p>
      <text:p text:style-name="P4">- Проишествия <text:span text:style-name="T2">(assidents)</text:span></text:p>
      <text:p text:style-name="P4"/>
      <text:p text:style-name="P1">Таблицы users, profiles обновляются по мере добавления новых водителей.</text:p>
      <text:p text:style-name="P1">Таблицы car_category, car_models, <text:span text:style-name="T1">cars, </text:span>tariff_types, tariffs, media_types являются фиксированными и не обновляются. <text:span text:style-name="T3">В них описаны основные типы данных, автопарк, тарифы на поездки.</text:span></text:p>
      <text:p text:style-name="P1">Таблицы media обновляются по мере добавления новых фото и тп. при добавлении пользователя (фото документов), осмотре автомобиля (фото царапин и тп), а также при возникновенн ДТП.</text:p>
      <text:p text:style-name="P1"/>
      <text:p text:style-name="P3">При <text:span text:style-name="T2">совершении новой поездки происходит следующее:</text:span></text:p>
      <text:p text:style-name="P2">1.<text:span text:style-name="T4">1</text:span>) Обновляется статус автомобиля из “free” в “busy” в таблице cars (поле status);</text:p>
      <text:p text:style-name="P5"><text:span text:style-name="T4">1.</text:span>2) Время и дата смены статуса записывается в таблицу trips (<text:span text:style-name="T4">поле </text:span>started_at);</text:p>
      <text:p text:style-name="P5"><text:span text:style-name="T4">1.</text:span>3) Местоположение автомобиля записывается в местоположение начала поездки <text:span text:style-name="T4">(start_lat, start_lng)</text:span>;</text:p>
      <text:p text:style-name="P5"><text:span text:style-name="T4">1.</text:span>4) <text:span text:style-name="T4">На основании п.1.3 с</text:span>оздается новая запись в таблице trips.</text:p>
      <text:p text:style-name="P5"/>
      <text:p text:style-name="P5">После завершения движения, пользователь нажимает “завер<text:span text:style-name="T4">ш</text:span>ить поездку”:</text:p>
      <text:p text:style-name="P6"><text:span text:style-name="T4">2.</text:span>1) <text:span text:style-name="T2">Обновляется статус автомобиля из “busy” в “free” в таблице cars (поле status);</text:span></text:p>
      <text:p text:style-name="P7">2.2) <text:span text:style-name="T3">Время и дата смены статуса записывается в таблицу </text:span>receipts<text:span text:style-name="T3"> (</text:span>поле created<text:span text:style-name="T3">_at);</text:span></text:p>
      <text:p text:style-name="P7">2.3) Переменная duration вчыисляется как created_at (таблица receipts) – started_at (таблица trips);</text:p>
      <text:p text:style-name="P7">2.4) <text:span text:style-name="T3">Местоположение автомобиля записывается в местоположение </text:span>конца<text:span text:style-name="T3"> поездки </text:span>(finish_lat, finish_lng)<text:span text:style-name="T3">;</text:span></text:p>
      <text:p text:style-name="P7">2.5) Поле cost в таблице receipts вычисляется как price (стоимость аренды авто) * duration;</text:p>
      <text:p text:style-name="P7">2.6) На основании п. 2.2, <text:span text:style-name="T5">2.5</text:span> с<text:span text:style-name="T3">оздается новая запись в таблице receipts.</text:span></text:p>
      <text:p text:style-name="P8">2.<text:span text:style-name="T5">7</text:span>) На основании п. <text:span text:style-name="T5">1</text:span>.<text:span text:style-name="T5">3</text:span>, <text:span text:style-name="T5">1.4, 2.4</text:span> с<text:span text:style-name="T3">оздается новая запись в таблице rou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09:57:11.142657955</meta:creation-date>
    <dc:date>2020-03-11T10:54:18.537699419</dc:date>
    <meta:editing-duration>PT4M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2" meta:word-count="268" meta:character-count="1986" meta:non-whitespace-character-count="1748"/>
  </office:meta>
</office:document-meta>
</file>